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f094" officeooo:paragraph-rsid="0008f094"/>
    </style:style>
    <style:style style:name="P2" style:family="paragraph" style:parent-style-name="Standard">
      <style:paragraph-properties fo:text-align="center" style:justify-single-word="false"/>
      <style:text-properties officeooo:rsid="0008f094" officeooo:paragraph-rsid="0008f094"/>
    </style:style>
    <style:style style:name="P3" style:family="paragraph" style:parent-style-name="Standard">
      <style:text-properties fo:font-style="italic" officeooo:rsid="0008f094" officeooo:paragraph-rsid="0008f094" style:font-style-asian="italic" style:font-style-complex="italic"/>
    </style:style>
    <style:style style:name="P4" style:family="paragraph" style:parent-style-name="Standard">
      <style:text-properties officeooo:rsid="000a8cfc" officeooo:paragraph-rsid="000a8cfc"/>
    </style:style>
    <style:style style:name="P5" style:family="paragraph">
      <style:paragraph-properties fo:text-align="center"/>
    </style:style>
    <style:style style:name="P6" style:family="paragraph">
      <loext:graphic-properties draw:fill="none" draw:fill-color="#ffffff"/>
    </style:style>
    <style:style style:name="T1" style:family="text">
      <style:text-properties officeooo:rsid="000a8cfc"/>
    </style:style>
    <style:style style:name="T2" style:family="text">
      <style:text-properties style:text-position="super 58%"/>
    </style:style>
    <style:style style:name="T3" style:family="text">
      <style:text-properties officeooo:rsid="000c5fbe"/>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textarea-horizontal-align="justify" draw:textarea-vertical-align="middle" draw:auto-grow-height="false" fo:min-height="0.1929in" fo:min-width="0.192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textarea-horizontal-align="justify" draw:textarea-vertical-align="middle" draw:auto-grow-height="false" fo:min-height="0.1736in" fo:min-width="0.173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iend vs Enemy Asymmetry</text:p>
      <text:p text:style-name="P2">by Sven Nilsen, 2019</text:p>
      <text:p text:style-name="P1"/>
      <text:p text:style-name="P3">In this paper I show that there exists an asymmetry between friend vs enemy relations, which can be used to distinguish between these two classes of behavior. This proof might be used by zen rational agents to safety check the consequences of their estimated utility functions.</text:p>
      <text:p text:style-name="P1"/>
      <text:p text:style-name="P1">Zen Rationality is an extension of Instrumental Rationality with higher order reasoning about goals. One hypothesis about constructing safe super-intelligence is that approximate Zen Rationality is needed, plus an ambient grounding of morality and understanding of human culture.<text:line-break/>This hypothesis is called “Polite Zen Robot”, developed by the author.</text:p>
      <text:p text:style-name="P1"/>
      <text:p text:style-name="P1">So far, very little work is done on how to make intelligent agents understand human culture.</text:p>
      <text:p text:style-name="P1"/>
      <text:p text:style-name="P1">One of the primary features of human culture is that humans model “relations” among themselves. Some humans are friends, while others are enemies. The simplest <text:span text:style-name="T1">model</text:span>, <text:span text:style-name="T1">while displaying some realistic features, is one where a relation is modeled as unknown, friend, or enemy:</text:span></text:p>
      <text:p text:style-name="P1"/>
      <text:p text:style-name="P1"><draw:custom-shape text:anchor-type="paragraph" draw:z-index="5" draw:name="Shape1" draw:style-name="gr3" draw:text-style-name="P5" svg:width="0.2724in" svg:height="0.2724in" svg:x="1.7264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4" draw:text-style-name="P5" svg:width="0.2724in" svg:height="0.2724in" svg:x="3.6807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4" draw:text-style-name="P5" svg:width="0.2724in" svg:height="0.2724in" svg:x="1.7264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4" draw:text-style-name="P5" svg:width="0.2724in" svg:height="0.2724in" svg:x="3.6807in" svg:y="0.5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4" draw:text-style-name="P5" svg:width="0.2724in" svg:height="0.2724in" svg:x="1.7264in" svg:y="0.9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4" draw:text-style-name="P5" svg:width="0.2724in" svg:height="0.2724in" svg:x="3.6807in" svg:y="0.9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2" draw:style-name="gr1" draw:text-style-name="P5" svg:x1="1.8693in" svg:y1="0.6902in" svg:x2="3.7736in" svg:y2="0.6976in"><text:p/></draw:line><draw:line text:anchor-type="paragraph" draw:z-index="3" draw:name="Shape2" draw:style-name="gr2" draw:text-style-name="P5" svg:x1="1.8693in" svg:y1="1.1272in" svg:x2="3.7736in" svg:y2="1.1346in"><text:p/></draw:line><draw:frame text:anchor-type="paragraph" draw:z-index="11" draw:name="Shape3" draw:style-name="gr5" draw:text-style-name="P6" svg:width="0.7878in" svg:height="0.3079in" svg:x="4.3252in" svg:y="0.1307in"><draw:text-box><text:p>unknown</text:p></draw:text-box></draw:frame></text:p>
      <text:p text:style-name="P1"/>
      <text:p text:style-name="P1"><draw:frame text:anchor-type="paragraph" draw:z-index="12" draw:name="Shape3" draw:style-name="gr5" draw:text-style-name="P6" svg:width="0.7878in" svg:height="0.3079in" svg:x="4.3181in" svg:y="0.1693in"><draw:text-box><text:p>friend</text:p></draw:text-box></draw:frame></text:p>
      <text:p text:style-name="P1"/>
      <text:p text:style-name="P1"/>
      <text:p text:style-name="P1"><draw:frame text:anchor-type="paragraph" draw:z-index="13" draw:name="Shape3" draw:style-name="gr5" draw:text-style-name="P6" svg:width="0.7878in" svg:height="0.3079in" svg:x="4.311in" svg:y="0.0681in"><draw:text-box><text:p>enemy</text:p></draw:text-box></draw:frame></text:p>
      <text:p text:style-name="P1"/>
      <text:p text:style-name="P1"/>
      <text:p text:style-name="P4">The nodes are people, while edges are undirected and represent relations.</text:p>
      <text:p text:style-name="P4"/>
      <text:p text:style-name="P4">The complexity of such diagrams is `O(N<text:span text:style-name="T2">2</text:span>)`, which is not possible to fit inside human brains for large values. A solution to this problem is to model tribes of people and memberships of tribes, where tribes can have relations among themselves. A tribe is consistent if and only if every member in the tribe are friends among themselves, friends with all members of friendly groups and enemies with all members of hostile groups.</text:p>
      <text:p text:style-name="P4"/>
      <text:p text:style-name="P4">In the simple model without tribes, the friend vs enemy relations are symmetric. You get the same theory when swapping these two values. However, when extending the simple model with tribes, one interprets the identity relation of each tribe, which projects onto relations between members of a tribe am<text:span text:style-name="T3">ong themselves. The natural interpretation is to give this relation a value of friendship. This means that there exists an asymmetry between friend and enemy relations in the extended model, which might be used to safety check consequences of estimated utility functions, by requiring that the Polite Zen Robot produces behavior toward humans that is similar to behavior among members of same tribe.</text:span></text:p>
      <text:p text:style-name="P4"><draw:custom-shape text:anchor-type="paragraph" draw:z-index="15" draw:name="Shape1" draw:style-name="gr4" draw:text-style-name="P5" svg:width="0.2724in" svg:height="0.2724in" svg:x="3.2516in" svg:y="0.16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4" draw:name="Shape1" draw:style-name="gr4" draw:text-style-name="P5" svg:width="0.2724in" svg:height="0.2724in" svg:x="1.7264in" svg:y="0.1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4" draw:text-style-name="P5" svg:width="0.2724in" svg:height="0.2724in" svg:x="3.6165in" svg:y="0.53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1" draw:text-style-name="P5" svg:x1="3.3945in" svg:y1="0.1118in" svg:x2="4.0961in" svg:y2="0.2835in"><text:p/></draw:line><draw:line text:anchor-type="paragraph" draw:z-index="0" draw:name="Shape2" draw:style-name="gr1" draw:text-style-name="P5" svg:x1="3.7598in" svg:y1="0.6917in" svg:x2="4.0961in" svg:y2="0.2835in"><text:p/></draw:line><draw:line text:anchor-type="paragraph" draw:z-index="1" draw:name="Shape2" draw:style-name="gr1" draw:text-style-name="P5" svg:x1="3.7598in" svg:y1="0.6917in" svg:x2="3.3945in" svg:y2="0.1118in"><text:p/></draw:line><draw:line text:anchor-type="paragraph" draw:z-index="18" draw:name="Shape4" draw:style-name="gr6" draw:text-style-name="P5" svg:x1="2.1063in" svg:y1="0.1972in" svg:x2="3.1799in" svg:y2="0.1335in"><text:p/></draw:line><draw:custom-shape text:anchor-type="paragraph" draw:z-index="16" draw:name="Shape1" draw:style-name="gr4" draw:text-style-name="P5" svg:width="0.2724in" svg:height="0.2724in" svg:x="3.9602in" svg:y="0.1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4" draw:style-name="gr6" draw:text-style-name="P5" svg:x1="2.0701in" svg:y1="0.2547in" svg:x2="3.8957in" svg:y2="0.3331in"><text:p/></draw:line><draw:line text:anchor-type="paragraph" draw:z-index="20" draw:name="Shape4" draw:style-name="gr6" draw:text-style-name="P5" svg:x1="2.0701in" svg:y1="0.3335in" svg:x2="3.5657in" svg:y2="0.6626in"><text:p/></draw:line><draw:frame text:anchor-type="paragraph" draw:z-index="21" draw:name="Shape5" draw:style-name="gr7" draw:text-style-name="P6" svg:width="0.3795in" svg:height="0.2441in" svg:x="1.2972in" svg:y="0.1335in"><draw:text-box><text:p>tribe</text:p></draw:text-box></draw:frame><draw:frame text:anchor-type="paragraph" draw:z-index="22" draw:name="Shape5" draw:style-name="gr7" draw:text-style-name="P6" svg:width="0.8094in" svg:height="0.2441in" svg:x="4.3327in" svg:y="0.1543in"><draw:text-box><text:p>memb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5:59:27.963464000</meta:creation-date>
    <dc:date>2019-07-12T16:29:01.960874000</dc:date>
    <meta:editing-duration>PT8M13S</meta:editing-duration>
    <meta:editing-cycles>1</meta:editing-cycles>
    <meta:document-statistic meta:table-count="0" meta:image-count="0" meta:object-count="0" meta:page-count="1" meta:paragraph-count="9" meta:word-count="357" meta:character-count="2239" meta:non-whitespace-character-count="1891"/>
    <meta:generator>LibreOffice/5.1.2.2$MacOSX_X86_64 LibreOffice_project/d3bf12ecb743fc0d20e0be0c58ca359301eb705f</meta:generator>
  </office:meta>
</office:document-meta>
</file>